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anifest.rdf" manifest:media-type="application/rdf+xml"/>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Thumbnails/thumbnail.png" manifest:media-type="image/png"/>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meta.xml" manifest:media-type="text/xml"/>
  <manifest:file-entry manifest:full-path="styles.xml" manifest:media-type="text/xml"/>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Replacements/Object 2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Configurations2/" manifest:media-type="application/vnd.sun.xml.ui.configuration"/>
  <manifest:file-entry manifest:full-path="settings.xml" manifest:media-type="text/xml"/>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list-style-name="WWNum8">
      <style:paragraph-properties fo:margin-left="0.5in" fo:margin-right="0in" fo:margin-top="0in" fo:margin-bottom="0in" loext:contextual-spacing="true" fo:text-indent="-0.25in" style:auto-text-indent="false"/>
    </style:style>
    <style:style style:name="P2" style:family="paragraph" style:parent-style-name="Standard" style:list-style-name="WWNum2">
      <style:paragraph-properties fo:margin-left="0.5in" fo:margin-right="0in" fo:margin-top="0in" fo:margin-bottom="0in" loext:contextual-spacing="true" fo:text-indent="-0.25in" style:auto-text-indent="false"/>
    </style:style>
    <style:style style:name="P3" style:family="paragraph" style:parent-style-name="Standard" style:list-style-name="WWNum3">
      <style:paragraph-properties fo:margin-left="0.5in" fo:margin-right="0in" fo:margin-top="0in" fo:margin-bottom="0in" loext:contextual-spacing="true" fo:text-indent="-0.25in" style:auto-text-indent="false"/>
    </style:style>
    <style:style style:name="P4" style:family="paragraph" style:parent-style-name="Standard" style:list-style-name="WWNum3">
      <style:paragraph-properties fo:margin-left="0.5in" fo:margin-right="0in" fo:margin-top="0in" fo:margin-bottom="0in" loext:contextual-spacing="true" fo:text-indent="-0.25in" style:auto-text-indent="false"/>
      <style:text-properties style:text-underline-style="none"/>
    </style:style>
    <style:style style:name="P5" style:family="paragraph" style:parent-style-name="Standard" style:list-style-name="WWNum7">
      <style:paragraph-properties fo:margin-left="0.5in" fo:margin-right="0in" fo:margin-top="0in" fo:margin-bottom="0in" loext:contextual-spacing="true" fo:text-indent="-0.25in" style:auto-text-indent="false"/>
      <style:text-properties style:text-underline-style="none"/>
    </style:style>
    <style:style style:name="P6" style:family="paragraph" style:parent-style-name="Standard" style:list-style-name="WWNum10">
      <style:paragraph-properties fo:margin-left="0.5in" fo:margin-right="0in" fo:margin-top="0in" fo:margin-bottom="0in" loext:contextual-spacing="true" fo:text-indent="-0.25in" style:auto-text-indent="false"/>
      <style:text-properties style:text-underline-style="none" fo:font-weight="bold" style:font-weight-asian="bold"/>
    </style:style>
    <style:style style:name="P7" style:family="paragraph" style:parent-style-name="Standard" style:list-style-name="WWNum7">
      <style:paragraph-properties fo:margin-left="0.5in" fo:margin-right="0in" fo:margin-top="0in" fo:margin-bottom="0in" loext:contextual-spacing="true" fo:text-indent="-0.25in" style:auto-text-indent="false"/>
    </style:style>
    <style:style style:name="P8" style:family="paragraph" style:parent-style-name="Standard" style:list-style-name="WWNum9">
      <style:paragraph-properties fo:margin-left="0.5in" fo:margin-right="0in" fo:margin-top="0in" fo:margin-bottom="0in" loext:contextual-spacing="true" fo:text-indent="-0.25in" style:auto-text-indent="false"/>
    </style:style>
    <style:style style:name="P9" style:family="paragraph" style:parent-style-name="Standard" style:list-style-name="WWNum5">
      <style:paragraph-properties fo:margin-left="0.5in" fo:margin-right="0in" fo:margin-top="0in" fo:margin-bottom="0in" loext:contextual-spacing="true" fo:text-indent="-0.25in" style:auto-text-indent="false"/>
    </style:style>
    <style:style style:name="P10" style:family="paragraph" style:parent-style-name="Standard" style:list-style-name="WWNum10">
      <style:paragraph-properties fo:margin-left="0.5in" fo:margin-right="0in" fo:margin-top="0in" fo:margin-bottom="0in" loext:contextual-spacing="true" fo:text-indent="-0.25in" style:auto-text-indent="false"/>
    </style:style>
    <style:style style:name="P11" style:family="paragraph" style:parent-style-name="Standard" style:list-style-name="WWNum4">
      <style:paragraph-properties fo:margin-left="0.5in" fo:margin-right="0in" fo:margin-top="0in" fo:margin-bottom="0in" loext:contextual-spacing="true" fo:text-indent="-0.25in" style:auto-text-indent="false"/>
    </style:style>
    <style:style style:name="P12" style:family="paragraph" style:parent-style-name="Standard" style:list-style-name="WWNum1">
      <style:paragraph-properties fo:margin-left="0.5in" fo:margin-right="0in" fo:margin-top="0in" fo:margin-bottom="0in" loext:contextual-spacing="true" fo:text-indent="-0.25in" style:auto-text-indent="false"/>
    </style:style>
    <style:style style:name="P13" style:family="paragraph" style:parent-style-name="Standard" style:list-style-name="WWNum6">
      <style:paragraph-properties fo:margin-left="0.5in" fo:margin-right="0in" fo:margin-top="0in" fo:margin-bottom="0in" loext:contextual-spacing="true" fo:text-indent="-0.25in" style:auto-text-indent="false"/>
    </style:style>
    <style:style style:name="P14" style:family="paragraph" style:parent-style-name="Standard" style:list-style-name="WWNum11">
      <style:paragraph-properties fo:margin-left="0.5in" fo:margin-right="0in" fo:margin-top="0in" fo:margin-bottom="0in" loext:contextual-spacing="true" fo:text-indent="-0.25in" style:auto-text-indent="false"/>
    </style:style>
    <style:style style:name="P15" style:family="paragraph" style:parent-style-name="Standard">
      <style:paragraph-properties fo:margin-left="0in" fo:margin-right="0in" fo:margin-top="0in" fo:margin-bottom="0in" loext:contextual-spacing="false" fo:text-indent="0in" style:auto-text-indent="false"/>
    </style:style>
    <style:style style:name="P16" style:family="paragraph" style:parent-style-name="Standard">
      <style:paragraph-properties fo:margin-top="0in" fo:margin-bottom="0in" loext:contextual-spacing="false"/>
    </style:style>
    <style:style style:name="P17" style:family="paragraph" style:parent-style-name="Heading_20_1">
      <style:paragraph-properties fo:margin-top="0.278in" fo:margin-bottom="0.0835in" loext:contextual-spacing="false" fo:text-align="center" style:justify-single-word="false"/>
    </style:style>
    <style:style style:name="P18" style:family="paragraph" style:parent-style-name="Title">
      <style:paragraph-properties fo:margin-top="0in" fo:margin-bottom="0.0417in" loext:contextual-spacing="false" fo:text-align="center" style:justify-single-word="false"/>
    </style:style>
    <style:style style:name="P19" style:family="paragraph" style:parent-style-name="Title" style:master-page-name="Standard">
      <style:paragraph-properties fo:margin-top="0in" fo:margin-bottom="0.0417in" loext:contextual-spacing="false" fo:text-align="center" style:justify-single-word="false" style:page-number="1"/>
    </style:style>
    <style:style style:name="T1" style:family="text">
      <style:text-properties fo:font-weight="bold" style:font-weight-asian="bold"/>
    </style:style>
    <style:style style:name="T2" style:family="text">
      <style:text-properties fo:font-weight="bold" style:font-weight-asian="bold" fo:background-color="#ffffff"/>
    </style:style>
    <style:style style:name="T3" style:family="text">
      <style:text-properties fo:color="#1155cc" style:text-underline-style="solid" style:text-underline-width="auto" style:text-underline-color="font-color" fo:font-weight="bold" style:font-weight-asian="bold"/>
    </style:style>
    <style:style style:name="T4" style:family="text">
      <style:text-properties fo:color="#1155cc" style:text-underline-style="solid" style:text-underline-width="auto" style:text-underline-color="font-color"/>
    </style:style>
    <style:style style:name="T5" style:family="text">
      <style:text-properties style:text-underline-style="none"/>
    </style:style>
    <style:style style:name="T6" style:family="text">
      <style:text-properties fo:background-color="#ffffff"/>
    </style:style>
    <style:style style:name="T7" style:family="text">
      <style:text-properties fo:font-size="18pt" style:font-size-asian="18pt" style:font-size-complex="18pt"/>
    </style:style>
    <style:style style:name="fr1" style:family="graphic" style:parent-style-name="Formula">
      <style:graphic-properties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bookmark text:name="_1c6d5jhgs2fh"/>Problems</text:p>
      <text:p text:style-name="P17"><text:bookmark text:name="_ph7d4va2qbua"/>Adobe(direct offer)</text:p>
      <text:list xml:id="list4366678539816437168" text:style-name="WWNum8">
        <text:list-item>
          <text:p text:style-name="P1"><text:span text:style-name="T1">[very very imp]</text:span> Work hard for first two years and maintain your CG such that you land up in top 5 DR (CSE), top 2 (MSM). Voila!.. You got it :) </text:p>
        </text:list-item>
      </text:list>
      <text:p text:style-name="P15"><text:tab/><text:tab/><text:tab/><text:tab/></text:p>
      <text:p text:style-name="P17"><text:bookmark text:name="_p0p9cj6if4ds"/>Adobe</text:p>
      <text:list xml:id="list4928416183059074594" text:style-name="WWNum2">
        <text:list-item>
          <text:p text:style-name="P2"><text:span text:style-name="T1">[Competitive] </text:span>Think brute</text:p>
        </text:list-item>
        <text:list-item>
          <text:p text:style-name="P2"><text:span text:style-name="T1">[Probability] </text:span>There are n persons having n caps. The caps are collected and randomly distributed among the person. Find the expected value of persons getting their own cap.</text:p>
        </text:list-item>
        <text:list-item>
          <text:p text:style-name="P2"><text:span text:style-name="T1">[Probability] </text:span>If the probability of finding a car at a point in 20 minutes is 609/625. Find the probability of finding the car at that point in 5 minutes (assuming every other constant).</text:p>
        </text:list-item>
      </text:list>
      <text:p text:style-name="P17"><text:bookmark text:name="_ekzslu1x2zkp"/>GS</text:p>
      <text:p text:style-name="P16"/>
      <text:list xml:id="list1138925807561885984" text:style-name="WWNum3">
        <text:list-item>
          <text:p text:style-name="P3"><text:span text:style-name="T1">[Important][Probability] </text:span>Two friends decide to meet between 12 PM to 1 PM, and who cames early waits for the other for at max 10 minutes . What is the probability that they will meet? <text:a xlink:type="simple" xlink:href="#yxuvx1jbsgo4" text:style-name="Internet_20_link" text:visited-style-name="Visited_20_Internet_20_Link"><text:span text:style-name="T3">[Solution]</text:span></text:a></text:p>
        </text:list-item>
        <text:list-item>
          <text:p text:style-name="P3"><text:span text:style-name="T1">[Probability</text:span><text:span text:style-name="T2">]</text:span><text:span text:style-name="T6"> An ‘n’ sided dice is thrown any number of times and cumulative sum of the numbers appearing on the top is maintained, find the expected number of throws to make the sum a multiple of n.</text:span> <text:span text:style-name="T1">[Unsolved]</text:span></text:p>
        </text:list-item>
        <text:list-item>
          <text:p text:style-name="P3"><text:span text:style-name="T1">[Vague][Probability] <text:s/></text:span>A man moves a distance between 0 to 50 m with random <text:s text:c="70"/>probability(Steps are not discrete). What is the expected number of turns for him to cross a distance of 50 m. <text:s/><text:a xlink:type="simple" xlink:href="#88zd5ypxst9r" text:style-name="Internet_20_link" text:visited-style-name="Visited_20_Internet_20_Link"><text:span text:style-name="T3">[Solution]</text:span></text:a></text:p>
        </text:list-item>
        <text:list-item>
          <text:p text:style-name="P3"><text:span text:style-name="T1">[Important][Probability] <text:s/></text:span>Buffon's needle problem:<text:span text:style-name="T1"> </text:span>In the cartesian plane, we have an infinite number of parallel lines, separated by unit distance. Now we throw a rod of length L, onto the plane, what is the probability of the rod intersecting with one of the parallel lines. (Note : The rod may not land perpendicular to the parallel lines). <text:s/><text:span text:style-name="T1">[Unsolved]</text:span></text:p>
        </text:list-item>
        <text:list-item>
          <text:p text:style-name="P3"><text:span text:style-name="T1">[Probability] </text:span>-of other two. <text:span text:style-name="T1">[Unsolved]</text:span></text:p>
        </text:list-item>
        <text:list-item>
          <text:p text:style-name="P3"><text:span text:style-name="T1">[Probability] [Unsolved]</text:span></text:p>
        </text:list-item>
        <text:list-item>
          <text:p text:style-name="P3"><text:span text:style-name="T1">[Probability] </text:span>What is the expected number of coin tosses required to get 2 consecutive heads? Generalize for ‘n’ heads. <text:s/><text:span text:style-name="T1">[Unsolved]</text:span></text:p>
        </text:list-item>
        <text:list-item>
          <text:p text:style-name="P3"><text:span text:style-name="T1">[Aptitude] </text:span>Find all the points on a globe, such that, if a person starts at point “A”, and goes the same distance “d” in SOUTH direction, then in EAST direction and then in NORTH direction and ends r at point “A”. (Note : There are infinite points, you have to tell the location of such points). <text:s/><text:span text:style-name="T1">[Unsolved]</text:span></text:p>
        </text:list-item>
        <text:list-item>
          <text:p text:style-name="P3"><text:span text:style-name="T1">[Trick Question][Probability] </text:span><text:s/>In a town all the couples decide that they will have kids until they have a daughter, and stops after they have a daughter. Find the expected gender ratio of the town. <text:s/><text:span text:style-name="T1">[Unsolved]</text:span></text:p>
        </text:list-item>
        <text:list-item>
          <text:p text:style-name="P3">When a function is called,where do the variables declared in the function are stored? <text:span text:style-name="T1">[Unsolved]</text:span></text:p>
        </text:list-item>
        <text:list-item>
          <text:p text:style-name="P3">Implement a linked list by allocating 1KB to each element with the memory size 1MB. <text:span text:style-name="T1">[Unsolved]</text:span></text:p>
        </text:list-item>
        <text:list-item>
          <text:p text:style-name="P3"><text:span text:style-name="T1">[Puzzle] [Important] </text:span>In a chess game if every player has to make two turns simultaneously, then is there any sure strategy to win ? And if not then why? <text:span text:style-name="T1">[Unsolved]</text:span></text:p>
        </text:list-item>
        <text:list-item>
          <text:p text:style-name="P3"><text:span text:style-name="T1">[Probability] </text:span>Given that a person waits for a bus on a bus stop for 15 minutes, the probability of him catching the bus is 60%, </text:p>
        </text:list-item>
        <text:list-item>
          <text:p text:style-name="P3"><text:span text:style-name="T1">[Geometry]</text:span> Given 5 Integral points in a 2-D Cartesian Plane, Prove that there is at least 1 pair of points among the given points which have an integral bisection point of the line segment joining them.</text:p>
        </text:list-item>
        <text:list-item>
          <text:p text:style-name="P3"><text:span text:style-name="T1">[Probability] </text:span>You are given a round magazine piston (6 bullets in one round) which has 2 consecutive rounds left. Given that when you spun the wheel randomly and shot in sky, no bullet was fired, what action would you like to do in order to fire a bullet next time correctly? Spin it randomly or do a +1.(rotate wheel to immediate next position)</text:p>
        </text:list-item>
        <text:list-item>
          <text:p text:style-name="P3"><text:soft-page-break/><text:span text:style-name="T1">[Probability] </text:span>What is the probability that the center of a square would lie inside the circle drawn with any 2 randomly chosen points as the diameter?</text:p>
        </text:list-item>
        <text:list-item>
          <text:p text:style-name="P3"><text:span text:style-name="T1">[Probability][Coding] </text:span>Generate <text:span text:style-name="T1">random(7) </text:span>using <text:span text:style-name="T1">random(5).</text:span><text:a xlink:type="simple" xlink:href="#ik6tq2ewf6iw" text:style-name="Internet_20_link" text:visited-style-name="Visited_20_Internet_20_Link"><text:span text:style-name="T3">[Solution]</text:span></text:a></text:p>
        </text:list-item>
        <text:list-item>
          <text:p text:style-name="P3"><text:span text:style-name="T1">[Coding]</text:span> Post order traversal of BST without recursion.</text:p>
        </text:list-item>
        <text:list-item>
          <text:p text:style-name="P3"><text:span text:style-name="T1">[Coding]</text:span> There is a snakes and ladders game. Given the positions of ladders and snakes, you are required to write an algorithm to find the minimum number of steps in which the game can be completed. <text:s/><text:span text:style-name="T1">[Unsolved]</text:span></text:p>
        </text:list-item>
        <text:list-item>
          <text:p text:style-name="P3"><text:span text:style-name="T1">[Coding] </text:span>Given a BST. Generate all possible arrays which leads to that BST.</text:p>
        </text:list-item>
        <text:list-item>
          <text:p text:style-name="P3"><text:span text:style-name="T1">[Coding]</text:span> Find the local minimum in an array of integers with O(1) complexity or less than O(n) complexity in the worst case. <text:span text:style-name="T1">[Unsolved]</text:span></text:p>
        </text:list-item>
        <text:list-item>
          <text:p text:style-name="P3"><text:span text:style-name="T1">[Coding]</text:span> Solve the edit distance problem upto the value k(in the sense,stop the process of finding the edit distance when you think that it’s more than k) in less than O(<draw:frame draw:style-name="fr1" text:anchor-type="as-char" svg:width="0.248in" svg:height="0.2146in" draw:z-index="0"><draw:object xlink:href="./Object 2" xlink:type="simple" xlink:show="embed" xlink:actuate="onLoad"/><draw:image xlink:href="./ObjectReplacements/Object 2" xlink:type="simple" xlink:show="embed" xlink:actuate="onLoad"/></draw:frame>) complexity. <text:span text:style-name="T1">[Unsolved]</text:span></text:p>
        </text:list-item>
        <text:list-item>
          <text:p text:style-name="P3">Given an image, you need to create its mirror image (bit by bit swapping ). P.S. any data type we use is byte addressable.</text:p>
        </text:list-item>
        <text:list-item>
          <text:p text:style-name="P4"/>
        </text:list-item>
      </text:list>
      <text:p text:style-name="P16"/>
      <text:p text:style-name="P17"><text:bookmark text:name="_7wr4w43z6izy"/>MS</text:p>
      <text:p text:style-name="P16"/>
      <text:list xml:id="list1438665279925182015" text:style-name="WWNum7">
        <text:list-item>
          <text:p text:style-name="P7"><text:span text:style-name="T1">[Coding]</text:span> In a linked list reverse every segment of k nodes. If L= 1-&gt;2-&gt;3-&gt;4-&gt;5-&gt;6-&gt;7-&gt;8 and k=3, return 3-&gt;2-&gt;1-&gt;6-&gt;5-&gt;4-&gt;7-&gt;8. <text:a xlink:type="simple" xlink:href="#j71pm4gbf7bx" text:style-name="Internet_20_link" text:visited-style-name="Visited_20_Internet_20_Link"><text:span text:style-name="T3">[Solution]</text:span></text:a></text:p>
        </text:list-item>
        <text:list-item>
          <text:p text:style-name="P7"><text:span text:style-name="T1">[Coding][Probability]</text:span> <text:s/>Given the following class:<text:line-break/><text:tab/>myClass(){<text:line-break/><text:tab/><text:tab/>void insert(int n);<text:line-break/><text:tab/><text:tab/>Int getNextRandom();<text:line-break/><text:tab/>}<text:line-break/><text:tab/>Describe the class and functions such that getNextRandom() will give a random number from the previous inserted numbers with same probability. You need to this by using space of O(1). You can use Rand() function. <text:s/><text:a xlink:type="simple" xlink:href="#aq61n860dq4d" text:style-name="Internet_20_link" text:visited-style-name="Visited_20_Internet_20_Link"><text:span text:style-name="T3">[Solution] </text:span></text:a></text:p>
        </text:list-item>
        <text:list-item>
          <text:p text:style-name="P7"><text:span text:style-name="T1">[Coding]</text:span> Find the smallest integer which is palindromic and greater than the given number. <text:span text:style-name="T1">(Solved)</text:span></text:p>
        </text:list-item>
        <text:list-item>
          <text:p text:style-name="P7"><text:a xlink:type="simple" xlink:href="http://www.geeksforgeeks.org/trapping-rain-water/" text:style-name="Internet_20_link" text:visited-style-name="Visited_20_Internet_20_Link"><text:span text:style-name="T4">http://www.geeksforgeeks.org/trapping-rain-water/</text:span></text:a> <text:span text:style-name="T1">(Solved)c</text:span></text:p>
        </text:list-item>
        <text:list-item>
          <text:p text:style-name="P7">You have a dictionary with all valid words in it. How would you pre-process that dictionary so that when given a list of characters, you can print all valid words out of all permutations of the characters in O(x) where x is number of valid words.</text:p>
        </text:list-item>
        <text:list-item>
          <text:p text:style-name="P5"/>
        </text:list-item>
        <text:list-item>
          <text:p text:style-name="P7"><text:span text:style-name="T1">[Coding]</text:span> Find if a given list of words form a chain. A chain is formed between two words if the suffix of one word (length greater than 3) is prefix of another word.</text:p>
        </text:list-item>
        <text:list-item>
          <text:p text:style-name="P7"><text:span text:style-name="T1">[Coding]</text:span> Given a BST, convert it to a doubly linked list in sorted order in O(N) time. N -&gt; number of nodes in BST without using extra space.</text:p>
        </text:list-item>
        <text:list-item>
          <text:p text:style-name="P7"><text:span text:style-name="T1">[Coding]</text:span> We are given a string of numbers (Numbers are from 2 to 9). Each number denotes one of the characters in the dialpad. Example - 2 represent {a, b, c}, 3 represents {d, e, f}. You need to print all the possible strings that the number string represents. (Write code for both recursive and iterative approach).</text:p>
        </text:list-item>
        <text:list-item>
          <text:p text:style-name="P7"><text:span text:style-name="T1">[Coding]</text:span> Given a binary tree, we need to find the immediate right and left element (in the same level) of a element in the tree. </text:p>
        </text:list-item>
      </text:list>
      <text:p text:style-name="P17"><text:bookmark text:name="_qz677pralrbm"/>DE Shaw</text:p>
      <text:p text:style-name="P16"/>
      <text:list xml:id="list6494829838755801987" text:style-name="WWNum9">
        <text:list-item>
          <text:p text:style-name="P8"><text:span text:style-name="T1">[Simple][Coding]</text:span> <text:s/>Find if two linked lists intersect by traversing only once per linked list.</text:p>
        </text:list-item>
        <text:list-item>
          <text:p text:style-name="P8"><text:span text:style-name="T1">[Coding]</text:span> Find the cycle in a linked list and find the point where cycle is formed. <text:span text:style-name="T1">[Unsolved] </text:span></text:p>
        </text:list-item>
        <text:list-item>
          <text:p text:style-name="P8"><text:soft-page-break/><text:span text:style-name="T1">[Coding]</text:span> Implement a data structure such that insert,delete,find if present,random() takes O(1) time complexity. <text:span text:style-name="T1">[Unsolved] </text:span></text:p>
        </text:list-item>
        <text:list-item>
          <text:p text:style-name="P8"><text:span text:style-name="T1">[Coding]</text:span> If I am to generate the first k non-repeating elements (by index) without using O(n) memory,what kind of data-structure do I expect for the input. <text:span text:style-name="T1">[Unsolved] </text:span></text:p>
        </text:list-item>
        <text:list-item>
          <text:p text:style-name="P8"><text:span text:style-name="T1">[Coding]</text:span> Generate the root and length of the max number of nodes BST in a tree. <text:span text:style-name="T1">[Unsolved] </text:span></text:p>
        </text:list-item>
        <text:list-item>
          <text:p text:style-name="P8"><text:span text:style-name="T1">[Coding]</text:span> In a 2D matrix,find the minimum partition size such the matrix consists of only that partition repeated. E.g [[x,x],[x,x]] ans is 1 i.e.(x) <text:span text:style-name="T1">[Unsolved] </text:span></text:p>
        </text:list-item>
        <text:list-item>
          <text:p text:style-name="P8"><text:span text:style-name="T1">[Data Structure]</text:span> What kind of data structure should we use for developing tables in database? <text:span text:style-name="T1">[Unsolved] </text:span></text:p>
        </text:list-item>
        <text:list-item>
          <text:p text:style-name="P8"><text:span text:style-name="T1">[Coding]</text:span> We are given a string of size <text:span text:style-name="T1">N</text:span>. A substring is called ‘good’, if it has all the vowels (‘a’, ‘e’, ‘i’, ‘o’, ‘u’) and they are in order, i.e, ‘a’ cannot come after ‘e’, ‘e’ cannot come after ‘i’, ‘i’ cannot come after ‘o’, ‘o’ cannot come after ‘u’. Find the number of substrings in the string which are good. <text:span text:style-name="T1">O(N^2)</text:span></text:p>
        </text:list-item>
        <text:list-item>
          <text:p text:style-name="P8"><text:span text:style-name="T1">[Coding] </text:span>‘N’ people are standing in a queue outside a movie counter. ‘i’th person wants to buy Arr[i] tickets. A person can buy 1 ticket at a time, then he needs to go to the back of the queue. If he person has bought Arr[i] tickets then he doesn’t go back to the queue. Find the total number of tickets sold before ‘k’th person is able to buy all the tickets that he wanted.</text:p>
        </text:list-item>
        <text:list-item>
          <text:p text:style-name="P8"><text:span text:style-name="T1">****[Coding] ‘</text:span>N’ meetings will take place in a day. Their starting and ending time are given. At a time, only 1 meeting can take place in a room. What is the minimum number of rooms required for all the meetings to take place without any delay.</text:p>
        </text:list-item>
      </text:list>
      <text:p text:style-name="P17"><text:bookmark text:name="_69nkwztuoegn"/>Uber</text:p>
      <text:p text:style-name="P16"/>
      <text:list xml:id="list4615548563767332415" text:style-name="WWNum5">
        <text:list-item>
          <text:p text:style-name="P9">Consider a 2-D matrix and you have to find if there is a path from one point to another point with the condition that there are walls and if we start from a point ,we need to go in the same direction until we find an obstacle. <text:span text:style-name="T1">[Unsolved] </text:span></text:p>
        </text:list-item>
        <text:list-item>
          <text:p text:style-name="P9">There are two strings,we can change the subarray of size k with the same character in the string1.Find the minimum number of operations to be done on string1 to convert it into string2, if not possible,return -1. <text:span text:style-name="T1">[Unsolved] </text:span></text:p>
        </text:list-item>
        <text:list-item>
          <text:p text:style-name="P9">Find the minimum number of steps in which you can reach (x,y) from (1,1) if from (p,q) you can go to (p+q,q) or(p,p+q) .</text:p>
        </text:list-item>
        <text:list-item>
          <text:p text:style-name="P9"><text:span text:style-name="T1">[Coding]</text:span> Design a data structure that supports the following operations: insert, delete and minimum difference between two elements.</text:p>
        </text:list-item>
        <text:list-item>
          <text:p text:style-name="P9"><text:span text:style-name="T1">[Coding]</text:span> Bottom view of BST</text:p>
        </text:list-item>
        <text:list-item>
          <text:p text:style-name="P9">Next larger permutation<text:tab/></text:p>
        </text:list-item>
        <text:list-item>
          <text:p text:style-name="P9"><text:span text:style-name="T1">[Coding]</text:span> A variation of rod cutting problem in which the possible points for cut are already given and the cost is the length of the piece which is cut. Minimize the total cost of cutting rod m times.</text:p>
        </text:list-item>
        <text:list-item>
          <text:p text:style-name="P9"><text:span text:style-name="T1">[Data Structure] </text:span>Trie dictionary.</text:p>
        </text:list-item>
        <text:list-item>
          <text:p text:style-name="P9"><text:span text:style-name="T1">[Coding]</text:span> We are supposed to make a string of maximum length. Initially we have an empty string. In 1 move, we can either add 1 character to the string, or copy the string, or paste the previously copied string. Find the maximum length of the string possible after ‘K’ moves.</text:p>
        </text:list-item>
      </text:list>
      <text:p text:style-name="P16"/>
      <text:p text:style-name="P16"/>
      <text:p text:style-name="P18"><text:bookmark text:name="_nsu8sk5rfi91"/>Solutions</text:p>
      <text:p text:style-name="P17"><text:bookmark text:name="_9tylxpauk410"/>GS</text:p>
      <text:p text:style-name="P16"/>
      <text:p text:style-name="P16"><text:bookmark text:name="yxuvx1jbsgo4"/></text:p>
      <text:list xml:id="list5823764404984858717" text:style-name="WWNum10">
        <text:list-item>
          <text:p text:style-name="P10">If a person comes between time 12:10 am to 12:50 am the other should come in a span of +10 and -10 minutes. If a person comes in the first or last 10 minutes the other person should come between the time from the border time plus 10 minute.<text:line-break/><text:tab/><text:tab/><text:tab/>40/60*[ (10+10)/60 ] <text:s/>+ 2* (<draw:frame draw:style-name="fr1" text:anchor-type="as-char" svg:width="0.2835in" svg:height="0.5016in" draw:z-index="0"><draw:object xlink:href="./Object 4" xlink:type="simple" xlink:show="embed" xlink:actuate="onLoad"/><draw:image xlink:href="./ObjectReplacements/Object 4" xlink:type="simple" xlink:show="embed" xlink:actuate="onLoad"/></draw:frame>(x+10) / 60 dx ) / 60<text:line-break/><text:line-break/></text:p>
        </text:list-item>
        <text:list-item>
          <text:p text:style-name="P10"><text:soft-page-break/><text:span text:style-name="T1">[Unsolved]</text:span></text:p>
        </text:list-item>
        <text:list-item>
          <text:p text:style-name="P10"/>
        </text:list-item>
        <text:list-item>
          <text:p text:style-name="P10"><text:span text:style-name="T7">￼<text:line-break/>￼Liked<text:line-break/>￼<text:line-break/>￼<text:line-break/>￼<text:line-break/>￼<text:line-break/></text:span><text:bookmark text:name="88zd5ypxst9r"/><text:span text:style-name="T7"><text:tab/><text:tab/> [</text:span>1*<draw:frame draw:style-name="fr1" text:anchor-type="as-char" svg:width="0.2835in" svg:height="0.5016in" draw:z-index="0"><draw:object xlink:href="./Object 6" xlink:type="simple" xlink:show="embed" xlink:actuate="onLoad"/><draw:image xlink:href="./ObjectReplacements/Object 6" xlink:type="simple" xlink:show="embed" xlink:actuate="onLoad"/></draw:frame>dx + 2*<draw:frame draw:style-name="fr1" text:anchor-type="as-char" svg:width="0.2835in" svg:height="0.5016in" draw:z-index="0"><draw:object xlink:href="./Object 8" xlink:type="simple" xlink:show="embed" xlink:actuate="onLoad"/><draw:image xlink:href="./ObjectReplacements/Object 8" xlink:type="simple" xlink:show="embed" xlink:actuate="onLoad"/></draw:frame><draw:frame draw:style-name="fr1" text:anchor-type="as-char" svg:width="0.4134in" svg:height="0.5016in" draw:z-index="0"><draw:object xlink:href="./Object 10" xlink:type="simple" xlink:show="embed" xlink:actuate="onLoad"/><draw:image xlink:href="./ObjectReplacements/Object 10" xlink:type="simple" xlink:show="embed" xlink:actuate="onLoad"/></draw:frame><draw:frame draw:style-name="fr1" text:anchor-type="as-char" svg:width="0.4819in" svg:height="0.1953in" draw:z-index="0"><draw:object xlink:href="./Object 12" xlink:type="simple" xlink:show="embed" xlink:actuate="onLoad"/><draw:image xlink:href="./ObjectReplacements/Object 12" xlink:type="simple" xlink:show="embed" xlink:actuate="onLoad"/></draw:frame> <text:s/>+ 3*<draw:frame draw:style-name="fr1" text:anchor-type="as-char" svg:width="0.2835in" svg:height="0.5016in" draw:z-index="0"><draw:object xlink:href="./Object 14" xlink:type="simple" xlink:show="embed" xlink:actuate="onLoad"/><draw:image xlink:href="./ObjectReplacements/Object 14" xlink:type="simple" xlink:show="embed" xlink:actuate="onLoad"/></draw:frame><draw:frame draw:style-name="fr1" text:anchor-type="as-char" svg:width="0.2835in" svg:height="0.5016in" draw:z-index="0"><draw:object xlink:href="./Object 16" xlink:type="simple" xlink:show="embed" xlink:actuate="onLoad"/><draw:image xlink:href="./ObjectReplacements/Object 16" xlink:type="simple" xlink:show="embed" xlink:actuate="onLoad"/></draw:frame><draw:frame draw:style-name="fr1" text:anchor-type="as-char" svg:width="0.5445in" svg:height="0.5016in" draw:z-index="0"><draw:object xlink:href="./Object 18" xlink:type="simple" xlink:show="embed" xlink:actuate="onLoad"/><draw:image xlink:href="./ObjectReplacements/Object 18" xlink:type="simple" xlink:show="embed" xlink:actuate="onLoad"/></draw:frame><draw:frame draw:style-name="fr1" text:anchor-type="as-char" svg:width="0.6811in" svg:height="0.1953in" draw:z-index="0"><draw:object xlink:href="./Object 20" xlink:type="simple" xlink:show="embed" xlink:actuate="onLoad"/><draw:image xlink:href="./ObjectReplacements/Object 20" xlink:type="simple" xlink:show="embed" xlink:actuate="onLoad"/></draw:frame> +.... <text:span text:style-name="T7">]<text:line-break/><text:line-break/><text:tab/><text:tab/><text:tab/><text:tab/><text:tab/>/<text:line-break/><text:tab/><text:tab/>[</text:span><text:span text:style-name="T7"><draw:frame draw:style-name="fr1" text:anchor-type="as-char" svg:width="0.2835in" svg:height="0.5016in" draw:z-index="0"><draw:object xlink:href="./Object 22" xlink:type="simple" xlink:show="embed" xlink:actuate="onLoad"/><draw:image xlink:href="./ObjectReplacements/Object 22" xlink:type="simple" xlink:show="embed" xlink:actuate="onLoad"/></draw:frame></text:span>dx + <draw:frame draw:style-name="fr1" text:anchor-type="as-char" svg:width="0.2835in" svg:height="0.5016in" draw:z-index="0"><draw:object xlink:href="./Object 24" xlink:type="simple" xlink:show="embed" xlink:actuate="onLoad"/><draw:image xlink:href="./ObjectReplacements/Object 24" xlink:type="simple" xlink:show="embed" xlink:actuate="onLoad"/></draw:frame><draw:frame draw:style-name="fr1" text:anchor-type="as-char" svg:width="0.4134in" svg:height="0.5016in" draw:z-index="0"><draw:object xlink:href="./Object 26" xlink:type="simple" xlink:show="embed" xlink:actuate="onLoad"/><draw:image xlink:href="./ObjectReplacements/Object 26" xlink:type="simple" xlink:show="embed" xlink:actuate="onLoad"/></draw:frame><draw:frame draw:style-name="fr1" text:anchor-type="as-char" svg:width="0.4819in" svg:height="0.1953in" draw:z-index="0"><draw:object xlink:href="./Object 28" xlink:type="simple" xlink:show="embed" xlink:actuate="onLoad"/><draw:image xlink:href="./ObjectReplacements/Object 28" xlink:type="simple" xlink:show="embed" xlink:actuate="onLoad"/></draw:frame> + <draw:frame draw:style-name="fr1" text:anchor-type="as-char" svg:width="0.2835in" svg:height="0.5016in" draw:z-index="0"><draw:object xlink:href="./Object 30" xlink:type="simple" xlink:show="embed" xlink:actuate="onLoad"/><draw:image xlink:href="./ObjectReplacements/Object 30" xlink:type="simple" xlink:show="embed" xlink:actuate="onLoad"/></draw:frame><draw:frame draw:style-name="fr1" text:anchor-type="as-char" svg:width="0.2835in" svg:height="0.5016in" draw:z-index="0"><draw:object xlink:href="./Object 32" xlink:type="simple" xlink:show="embed" xlink:actuate="onLoad"/><draw:image xlink:href="./ObjectReplacements/Object 32" xlink:type="simple" xlink:show="embed" xlink:actuate="onLoad"/></draw:frame><draw:frame draw:style-name="fr1" text:anchor-type="as-char" svg:width="0.5445in" svg:height="0.5016in" draw:z-index="0"><draw:object xlink:href="./Object 34" xlink:type="simple" xlink:show="embed" xlink:actuate="onLoad"/><draw:image xlink:href="./ObjectReplacements/Object 34" xlink:type="simple" xlink:show="embed" xlink:actuate="onLoad"/></draw:frame><draw:frame draw:style-name="fr1" text:anchor-type="as-char" svg:width="0.6811in" svg:height="0.1953in" draw:z-index="0"><draw:object xlink:href="./Object 36" xlink:type="simple" xlink:show="embed" xlink:actuate="onLoad"/><draw:image xlink:href="./ObjectReplacements/Object 36" xlink:type="simple" xlink:show="embed" xlink:actuate="onLoad"/></draw:frame>+...<text:span text:style-name="T7">]<text:line-break/></text:span> </text:p>
        </text:list-item>
        <text:list-item>
          <text:p text:style-name="P10"><text:span text:style-name="T1">[Unsolved]</text:span></text:p>
        </text:list-item>
        <text:list-item>
          <text:p text:style-name="P10"><text:span text:style-name="T1">[Unsolved]</text:span></text:p>
        </text:list-item>
        <text:list-item>
          <text:p text:style-name="P10"><text:span text:style-name="T1">[Unsolved]</text:span></text:p>
        </text:list-item>
        <text:list-item>
          <text:p text:style-name="P10"><text:span text:style-name="T1">[Unsolved]</text:span></text:p>
        </text:list-item>
        <text:list-item>
          <text:p text:style-name="P10"><text:span text:style-name="T1">[Unsolved]</text:span></text:p>
        </text:list-item>
        <text:list-item>
          <text:p text:style-name="P10"><text:span text:style-name="T1">2 points (north pole &amp; south pole)</text:span><text:bookmark text:name="ik6tq2ewf6iw"/></text:p>
        </text:list-item>
        <text:list-item>
          <text:p text:style-name="P10"/>
        </text:list-item>
        <text:list-item>
          <text:p text:style-name="P10"><text:line-break/></text:p>
        </text:list-item>
        <text:list-item>
          <text:p text:style-name="P6"/>
        </text:list-item>
        <text:list-item>
          <text:p text:style-name="P10"><text:span text:style-name="T1">[Unsolved]</text:span></text:p>
        </text:list-item>
        <text:list-item>
          <text:p text:style-name="P10"><text:span text:style-name="T1">[Unsolved]</text:span></text:p>
        </text:list-item>
        <text:list-item>
          <text:p text:style-name="P10">The pair of points can be (odd,odd),(e,e),(o,e),(e,o) so the fifth one has to be one of its kind hence which will make integral bisection point (No Geometry Involved)</text:p>
        </text:list-item>
        <text:list-item>
          <text:p text:style-name="P10"><text:span text:style-name="T1">[Unsolved]</text:span></text:p>
        </text:list-item>
        <text:list-item>
          <text:p text:style-name="P10"><text:span text:style-name="T1">[Unsolved]</text:span></text:p>
        </text:list-item>
        <text:list-item>
          <text:p text:style-name="P10"><text:span text:style-name="T1">[Unsolved]</text:span></text:p>
        </text:list-item>
      </text:list>
      <text:p text:style-name="P17"><text:bookmark text:name="_et6y5eriljvy"/>MS<text:bookmark text:name="j71pm4gbf7bx"/></text:p>
      <text:list xml:id="list7861871074494695776" text:style-name="WWNum4">
        <text:list-item>
          <text:p text:style-name="P11">#include &lt;iostream&gt;</text:p>
        </text:list-item>
      </text:list>
      <text:p text:style-name="P16">using namespace std;</text:p>
      <text:p text:style-name="P16"/>
      <text:p text:style-name="P16">int k;</text:p>
      <text:p text:style-name="P16">struct Node{</text:p>
      <text:p text:style-name="P16"><text:tab/>int val;</text:p>
      <text:p text:style-name="P16"><text:tab/>Node *next;</text:p>
      <text:p text:style-name="P16"><text:soft-page-break/>};</text:p>
      <text:p text:style-name="P16"/>
      <text:p text:style-name="P16">void push(Node* &amp;head, int d){</text:p>
      <text:p text:style-name="P16"><text:tab/>Node* p = new Node;</text:p>
      <text:p text:style-name="P16"><text:tab/>p -&gt; val = d;</text:p>
      <text:p text:style-name="P16"><text:tab/>p -&gt; next = NULL;</text:p>
      <text:p text:style-name="P16"><text:tab/>if(head == NULL)</text:p>
      <text:p text:style-name="P16"><text:tab/><text:tab/>head = p;</text:p>
      <text:p text:style-name="P16"><text:tab/>else{</text:p>
      <text:p text:style-name="P16"><text:tab/><text:tab/>Node *q = head;</text:p>
      <text:p text:style-name="P16"><text:tab/><text:tab/>while(q -&gt; next)</text:p>
      <text:p text:style-name="P16"><text:tab/><text:tab/><text:tab/>q = q -&gt; next;</text:p>
      <text:p text:style-name="P16"><text:tab/><text:tab/>q -&gt; next = p;</text:p>
      <text:p text:style-name="P16"><text:tab/>}</text:p>
      <text:p text:style-name="P16">}</text:p>
      <text:p text:style-name="P16"/>
      <text:p text:style-name="P16">void print(Node *head){</text:p>
      <text:p text:style-name="P16"><text:tab/>Node *p = head;</text:p>
      <text:p text:style-name="P16"><text:tab/>while(p){</text:p>
      <text:p text:style-name="P16"><text:tab/><text:tab/>cout &lt;&lt; p -&gt; val &lt;&lt; " ";</text:p>
      <text:p text:style-name="P16"><text:tab/><text:tab/>p = p -&gt; next;</text:p>
      <text:p text:style-name="P16"><text:tab/>}</text:p>
      <text:p text:style-name="P16"><text:tab/>cout &lt;&lt; endl;</text:p>
      <text:p text:style-name="P16">}</text:p>
      <text:p text:style-name="P16"/>
      <text:p text:style-name="P16">Node* rev(Node* head){</text:p>
      <text:p text:style-name="P16"><text:soft-page-break/><text:tab/>if(head -&gt; next == NULL)</text:p>
      <text:p text:style-name="P16"><text:tab/><text:tab/>return head;</text:p>
      <text:p text:style-name="P16"><text:tab/>Node* p = rev(head -&gt; next);</text:p>
      <text:p text:style-name="P16"><text:tab/>head -&gt; next -&gt; next = head;</text:p>
      <text:p text:style-name="P16"><text:tab/>head -&gt; next = NULL;</text:p>
      <text:p text:style-name="P16"><text:tab/>return p;</text:p>
      <text:p text:style-name="P16">}</text:p>
      <text:p text:style-name="P16"/>
      <text:p text:style-name="P16">Node* krev(Node* head, int len){</text:p>
      <text:p text:style-name="P16"><text:tab/>if(len &lt; k)</text:p>
      <text:p text:style-name="P16"><text:tab/><text:tab/>return head;</text:p>
      <text:p text:style-name="P16"><text:tab/>Node *p = head, *q = head;</text:p>
      <text:p text:style-name="P16"><text:tab/>for(int i = 1; i &lt; k; i++)</text:p>
      <text:p text:style-name="P16"><text:tab/><text:tab/>p = p -&gt; next;</text:p>
      <text:p text:style-name="P16"><text:tab/>q = p;</text:p>
      <text:p text:style-name="P16"><text:tab/>p = krev(p -&gt; next, len - k);</text:p>
      <text:p text:style-name="P16"><text:tab/>q -&gt; next = NULL;</text:p>
      <text:p text:style-name="P16"><text:tab/>q = head;</text:p>
      <text:p text:style-name="P16"><text:tab/>head = rev(head);</text:p>
      <text:p text:style-name="P16"><text:tab/>q -&gt; next = p;</text:p>
      <text:p text:style-name="P16"><text:tab/>return head;</text:p>
      <text:p text:style-name="P16">}</text:p>
      <text:p text:style-name="P16"/>
      <text:p text:style-name="P16">signed main(){</text:p>
      <text:p text:style-name="P16"><text:tab/>k = 4; int l = 5;</text:p>
      <text:p text:style-name="P16"><text:tab/>Node *head = NULL;</text:p>
      <text:p text:style-name="P16"><text:soft-page-break/><text:tab/>push(head, 1);</text:p>
      <text:p text:style-name="P16"><text:tab/>push(head, 2);</text:p>
      <text:p text:style-name="P16"><text:tab/>push(head, 3);</text:p>
      <text:p text:style-name="P16"><text:tab/>push(head, 4);</text:p>
      <text:p text:style-name="P16"><text:tab/>push(head, 5);</text:p>
      <text:p text:style-name="P16"><text:tab/>push(head, 6);</text:p>
      <text:p text:style-name="P16"><text:tab/>push(head, 7);</text:p>
      <text:p text:style-name="P16"><text:tab/>push(head, 8);</text:p>
      <text:p text:style-name="P16"><text:tab/>push(head, 9);</text:p>
      <text:p text:style-name="P16"><text:tab/>print(head);</text:p>
      <text:p text:style-name="P16"><text:tab/>head = krev(head, 9);</text:p>
      <text:p text:style-name="P16"><text:tab/>print(head);</text:p>
      <text:p text:style-name="P16"><text:tab/>return 0;<text:tab/></text:p>
      <text:p text:style-name="P16">} </text:p>
      <text:p text:style-name="P16"/>
      <text:list xml:id="list7333383273500643986" text:style-name="WWNum1">
        <text:list-item>
          <text:p text:style-name="P12">~<text:bookmark text:name="aq61n860dq4d"/><text:line-break/><text:tab/>myClass(){<text:line-break/><text:tab/><text:tab/>int x=0,i=0;<text:line-break/><text:tab/><text:tab/>void insert(int n){<text:line-break/><text:tab/><text:tab/><text:tab/>if(rand(i)==i)<text:line-break/><text:tab/><text:tab/><text:tab/><text:tab/>x = n;<text:line-break/><text:tab/><text:tab/><text:tab/>i++;<text:line-break/><text:tab/><text:tab/>}<text:line-break/><text:tab/><text:tab/>int getNextRandom(){<text:line-break/><text:tab/><text:tab/><text:tab/>return x;<text:line-break/><text:tab/><text:tab/>};<text:line-break/><text:tab/>}<text:line-break/></text:p>
        </text:list-item>
        <text:list-item>
          <text:p text:style-name="P12"><text:span text:style-name="T1">[Unsolved]</text:span></text:p>
        </text:list-item>
        <text:list-item>
          <text:p text:style-name="P12"><text:span text:style-name="T1">[Unsolved]</text:span></text:p>
        </text:list-item>
        <text:list-item>
          <text:p text:style-name="P12"><text:span text:style-name="T1">[Unsolved]</text:span></text:p>
        </text:list-item>
      </text:list>
      <text:p text:style-name="P17"><text:bookmark text:name="_igxvw7g5iye7"/>DE Shaw</text:p>
      <text:p text:style-name="P16"/>
      <text:list xml:id="list1531245533281827370" text:style-name="WWNum6">
        <text:list-item>
          <text:p text:style-name="P13"><text:span text:style-name="T1">[Unsolved]</text:span></text:p>
        </text:list-item>
        <text:list-item>
          <text:p text:style-name="P13"><text:span text:style-name="T1">[Unsolved]</text:span></text:p>
        </text:list-item>
        <text:list-item>
          <text:p text:style-name="P13"><text:span text:style-name="T1">[Unsolved]</text:span></text:p>
        </text:list-item>
        <text:list-item>
          <text:p text:style-name="P13"><text:span text:style-name="T1">[Unsolved]</text:span></text:p>
        </text:list-item>
      </text:list>
      <text:p text:style-name="P17"><text:bookmark text:name="_srkztxsq9y00"/>Uber</text:p>
      <text:p text:style-name="P16"><text:soft-page-break/></text:p>
      <text:list xml:id="list3880628063755891644" text:style-name="WWNum11">
        <text:list-item>
          <text:p text:style-name="P14"><text:span text:style-name="T1">[Unsolved]</text:span></text:p>
        </text:list-item>
        <text:list-item>
          <text:p text:style-name="P14"><text:span text:style-name="T1">[Unsolved]</text:span></text:p>
        </text:list-item>
        <text:list-item>
          <text:p text:style-name="P14"><text:span text:style-name="T1">[Unsolved]</text:span></text:p>
        </text:list-item>
        <text:list-item>
          <text:p text:style-name="P14"><text:span text:style-name="T1">[Unsolved]</text:span></text:p>
        </text:list-item>
      </text:list>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fo:font-weight="bold"/>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fo:font-weight="bold"/>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style:style>
    <style:page-layout style:name="Mpm1">
      <style:page-layout-properties fo:page-width="8.5in" fo:page-height="11in" style:num-format="1" style:print-orientation="portrait" fo:margin-top="0in" fo:margin-bottom="0.5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
      </style:header>
      <style:footer>
        <text:p text:style-name="MP1"><text:tab/></text:p>
      </style:footer>
    </style:master-page>
    <style:master-page style:name="First_20_Page" style:display-name="First Page" style:page-layout-name="Mpm2" style:next-style-name="Standard">
      <style:header>
        <text:p text:style-name="MP1"/>
      </style:header>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18" meta:page-count="8" meta:paragraph-count="169" meta:word-count="2024" meta:character-count="11198" meta:non-whitespace-character-count="9204"/>
    <meta:generator>LibreOfficeDev/5.1.0.3$Linux_X86_64 LibreOffice_project/</meta:generator>
  </office:meta>
</office:document-meta>
</file>

<file path=Object 10/content.xml><?xml version="1.0" encoding="utf-8"?>
<math xmlns="http://www.w3.org/1998/Math/MathML" display="block">
  <semantics>
    <mrow>
      <munderover>
        <mo stretchy="false">∫</mo>
        <mrow>
          <mn>50</mn>
          <mo stretchy="false">−</mo>
          <mi>x</mi>
        </mrow>
        <mn>50</mn>
      </munderover>
      <mi mathvariant="normal">❑</mi>
    </mrow>
    <annotation encoding="StarMath 5.0">int from {50-x} to {50} &lt;?&gt;</annotation>
  </semantics>
</math>
</file>

<file path=Object 12/content.xml><?xml version="1.0" encoding="utf-8"?>
<math xmlns="http://www.w3.org/1998/Math/MathML" display="block">
  <semantics>
    <mrow>
      <mi mathvariant="italic">dy</mi>
      <mi mathvariant="italic">dx</mi>
    </mrow>
    <annotation encoding="StarMath 5.0">dy dx</annotation>
  </semantics>
</math>
</file>

<file path=Object 14/content.xml><?xml version="1.0" encoding="utf-8"?>
<math xmlns="http://www.w3.org/1998/Math/MathML" display="block">
  <semantics>
    <mrow>
      <munderover>
        <mo stretchy="false">∫</mo>
        <mn>0</mn>
        <mn>50</mn>
      </munderover>
      <mi mathvariant="normal">❑</mi>
    </mrow>
    <annotation encoding="StarMath 5.0">int from {0} to {50} &lt;?&gt;</annotation>
  </semantics>
</math>
</file>

<file path=Object 16/content.xml><?xml version="1.0" encoding="utf-8"?>
<math xmlns="http://www.w3.org/1998/Math/MathML" display="block">
  <semantics>
    <mrow>
      <munderover>
        <mo stretchy="false">∫</mo>
        <mn>0</mn>
        <mn>50</mn>
      </munderover>
      <mi mathvariant="normal">❑</mi>
    </mrow>
    <annotation encoding="StarMath 5.0">int from {0} to {50} &lt;?&gt;</annotation>
  </semantics>
</math>
</file>

<file path=Object 18/content.xml><?xml version="1.0" encoding="utf-8"?>
<math xmlns="http://www.w3.org/1998/Math/MathML" display="block">
  <semantics>
    <mrow>
      <munderover>
        <mo stretchy="false">∫</mo>
        <mrow>
          <mn>50</mn>
          <mo stretchy="false">−</mo>
          <mi>x</mi>
          <mo stretchy="false">−</mo>
          <mi>y</mi>
        </mrow>
        <mn>50</mn>
      </munderover>
      <mi mathvariant="normal">❑</mi>
    </mrow>
    <annotation encoding="StarMath 5.0">int from {50-x-y} to {50} &lt;?&gt;</annotation>
  </semantics>
</math>
</file>

<file path=Object 2/content.xml><?xml version="1.0" encoding="utf-8"?>
<math xmlns="http://www.w3.org/1998/Math/MathML" display="block">
  <semantics>
    <msup>
      <mi>n</mi>
      <mn>2</mn>
    </msup>
    <annotation encoding="StarMath 5.0">{n} ^ {2}</annotation>
  </semantics>
</math>
</file>

<file path=Object 20/content.xml><?xml version="1.0" encoding="utf-8"?>
<math xmlns="http://www.w3.org/1998/Math/MathML" display="block">
  <semantics>
    <mrow>
      <mi mathvariant="italic">dz</mi>
      <mi mathvariant="italic">dy</mi>
      <mi mathvariant="italic">dx</mi>
    </mrow>
    <annotation encoding="StarMath 5.0">dz dy dx </annotation>
  </semantics>
</math>
</file>

<file path=Object 22/content.xml><?xml version="1.0" encoding="utf-8"?>
<math xmlns="http://www.w3.org/1998/Math/MathML" display="block">
  <semantics>
    <mrow>
      <munderover>
        <mo stretchy="false">∫</mo>
        <mn>50</mn>
        <mn>50</mn>
      </munderover>
      <mi mathvariant="normal">❑</mi>
    </mrow>
    <annotation encoding="StarMath 5.0">int from {50} to {50} &lt;?&gt;</annotation>
  </semantics>
</math>
</file>

<file path=Object 24/content.xml><?xml version="1.0" encoding="utf-8"?>
<math xmlns="http://www.w3.org/1998/Math/MathML" display="block">
  <semantics>
    <mrow>
      <munderover>
        <mo stretchy="false">∫</mo>
        <mn>0</mn>
        <mn>50</mn>
      </munderover>
      <mi mathvariant="normal">❑</mi>
    </mrow>
    <annotation encoding="StarMath 5.0">int from {0} to {50} &lt;?&gt;</annotation>
  </semantics>
</math>
</file>

<file path=Object 26/content.xml><?xml version="1.0" encoding="utf-8"?>
<math xmlns="http://www.w3.org/1998/Math/MathML" display="block">
  <semantics>
    <mrow>
      <munderover>
        <mo stretchy="false">∫</mo>
        <mrow>
          <mn>50</mn>
          <mo stretchy="false">−</mo>
          <mi>x</mi>
        </mrow>
        <mn>50</mn>
      </munderover>
      <mi mathvariant="normal">❑</mi>
    </mrow>
    <annotation encoding="StarMath 5.0">int from {50-x} to {50} &lt;?&gt;</annotation>
  </semantics>
</math>
</file>

<file path=Object 28/content.xml><?xml version="1.0" encoding="utf-8"?>
<math xmlns="http://www.w3.org/1998/Math/MathML" display="block">
  <semantics>
    <mrow>
      <mi mathvariant="italic">dy</mi>
      <mi mathvariant="italic">dx</mi>
    </mrow>
    <annotation encoding="StarMath 5.0">dy dx</annotation>
  </semantics>
</math>
</file>

<file path=Object 30/content.xml><?xml version="1.0" encoding="utf-8"?>
<math xmlns="http://www.w3.org/1998/Math/MathML" display="block">
  <semantics>
    <mrow>
      <munderover>
        <mo stretchy="false">∫</mo>
        <mn>0</mn>
        <mn>50</mn>
      </munderover>
      <mi mathvariant="normal">❑</mi>
    </mrow>
    <annotation encoding="StarMath 5.0">int from {0} to {50} &lt;?&gt;</annotation>
  </semantics>
</math>
</file>

<file path=Object 32/content.xml><?xml version="1.0" encoding="utf-8"?>
<math xmlns="http://www.w3.org/1998/Math/MathML" display="block">
  <semantics>
    <mrow>
      <munderover>
        <mo stretchy="false">∫</mo>
        <mn>0</mn>
        <mn>50</mn>
      </munderover>
      <mi mathvariant="normal">❑</mi>
    </mrow>
    <annotation encoding="StarMath 5.0">int from {0} to {50} &lt;?&gt;</annotation>
  </semantics>
</math>
</file>

<file path=Object 34/content.xml><?xml version="1.0" encoding="utf-8"?>
<math xmlns="http://www.w3.org/1998/Math/MathML" display="block">
  <semantics>
    <mrow>
      <munderover>
        <mo stretchy="false">∫</mo>
        <mrow>
          <mn>50</mn>
          <mo stretchy="false">−</mo>
          <mi>x</mi>
          <mo stretchy="false">−</mo>
          <mi>y</mi>
        </mrow>
        <mn>50</mn>
      </munderover>
      <mi mathvariant="normal">❑</mi>
    </mrow>
    <annotation encoding="StarMath 5.0">int from {50-x-y} to {50} &lt;?&gt;</annotation>
  </semantics>
</math>
</file>

<file path=Object 36/content.xml><?xml version="1.0" encoding="utf-8"?>
<math xmlns="http://www.w3.org/1998/Math/MathML" display="block">
  <semantics>
    <mrow>
      <mi mathvariant="italic">dz</mi>
      <mi mathvariant="italic">dy</mi>
      <mi mathvariant="italic">dx</mi>
    </mrow>
    <annotation encoding="StarMath 5.0">dz dy dx </annotation>
  </semantics>
</math>
</file>

<file path=Object 4/content.xml><?xml version="1.0" encoding="utf-8"?>
<math xmlns="http://www.w3.org/1998/Math/MathML" display="block">
  <semantics>
    <mrow>
      <munderover>
        <mo stretchy="false">∫</mo>
        <mn>0</mn>
        <mn>10</mn>
      </munderover>
      <mi mathvariant="normal">❑</mi>
    </mrow>
    <annotation encoding="StarMath 5.0">int from {0} to {10} &lt;?&gt;</annotation>
  </semantics>
</math>
</file>

<file path=Object 6/content.xml><?xml version="1.0" encoding="utf-8"?>
<math xmlns="http://www.w3.org/1998/Math/MathML" display="block">
  <semantics>
    <mrow>
      <munderover>
        <mo stretchy="false">∫</mo>
        <mn>50</mn>
        <mn>50</mn>
      </munderover>
      <mi mathvariant="normal">❑</mi>
    </mrow>
    <annotation encoding="StarMath 5.0">int from {50} to {50} &lt;?&gt;</annotation>
  </semantics>
</math>
</file>

<file path=Object 8/content.xml><?xml version="1.0" encoding="utf-8"?>
<math xmlns="http://www.w3.org/1998/Math/MathML" display="block">
  <semantics>
    <mrow>
      <munderover>
        <mo stretchy="false">∫</mo>
        <mn>0</mn>
        <mn>50</mn>
      </munderover>
      <mi mathvariant="normal">❑</mi>
    </mrow>
    <annotation encoding="StarMath 5.0">int from {0} to {50} &lt;?&gt;</annotation>
  </semantics>
</math>
</file>